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table:number-columns-repeated="3" table:style-name="ce1"/>
          <table:table-cell table:style-name="ce1">
            <draw:frame draw:z-index="1" draw:id="id0" draw:style-name="a0" draw:name="Wykres 1" svg:x="0.36458in" svg:y="0.135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0.1" table:formula="of:=[.$C$4]/10" table:style-name="ce1">
            <text:p>0,1</text:p>
          </table:table-cell>
          <table:table-cell office:value-type="float" office:value="0.30000000000000004" table:formula="of:=[.C5]*3" table:style-name="ce1">
            <text:p>0,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1" table:formula="of:=[.$C$4]/10" table:style-name="ce1">
            <text:p>0,1</text:p>
          </table:table-cell>
          <table:table-cell office:value-type="float" office:value="0.2" table:formula="of:=[.C7]*2" table:style-name="ce1">
            <text:p>0,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1" table:formula="of:=[.$C$4]/10" table:style-name="ce1">
            <text:p>0,1</text:p>
          </table:table-cell>
          <table:table-cell office:value-type="float" office:value="0.5" table:formula="of:=[.C6]*5" table:style-name="ce1">
            <text:p>0,5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ReLU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1" draw:style-name="a1" draw:name="Wykres 1" svg:x="0.02083in" svg:y="0.020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float" office:value="-5" table:style-name="ce1">
            <text:p>-5</text:p>
          </table:table-cell>
          <table:table-cell office:value-type="float" office:value="0" table:formula="of:=MAX(0; [.B3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4" table:style-name="ce1">
            <text:p>-4</text:p>
          </table:table-cell>
          <table:table-cell office:value-type="float" office:value="0" table:formula="of:=MAX(0; [.B4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3" table:style-name="ce1">
            <text:p>-3</text:p>
          </table:table-cell>
          <table:table-cell office:value-type="float" office:value="0" table:formula="of:=MAX(0; [.B5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2" table:style-name="ce1">
            <text:p>-2</text:p>
          </table:table-cell>
          <table:table-cell office:value-type="float" office:value="0" table:formula="of:=MAX(0; [.B6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1" table:style-name="ce1">
            <text:p>-1</text:p>
          </table:table-cell>
          <table:table-cell office:value-type="float" office:value="0" table:formula="of:=MAX(0; [.B7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formula="of:=MAX(0; [.B8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formula="of:=MAX(0; [.B9])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" table:formula="of:=MAX(0; [.B10])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3" table:formula="of:=MAX(0; [.B11])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" table:formula="of:=MAX(0; [.B12])" table:style-name="ce1">
            <text:p>4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igm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-5" table:style-name="ce1">
            <text:p>-5</text:p>
          </table:table-cell>
          <table:table-cell office:value-type="float" office:value="6.6928509242848554E-3" table:formula="of:=1/(1+EXP(-[.B2]))" table:style-name="ce2">
            <text:p>0,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4" table:style-name="ce1">
            <text:p>-4</text:p>
          </table:table-cell>
          <table:table-cell office:value-type="float" office:value="1.7986209962091559E-2" table:formula="of:=1/(1+EXP(-[.B3]))" table:style-name="ce2">
            <text:p>0,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3" table:style-name="ce1">
            <text:p>-3</text:p>
          </table:table-cell>
          <table:table-cell office:value-type="float" office:value="4.7425873177566781E-2" table:formula="of:=1/(1+EXP(-[.B4]))" table:style-name="ce2">
            <text:p>0,05</text:p>
          </table:table-cell>
          <table:table-cell table:style-name="ce1">
            <draw:frame draw:z-index="1" draw:id="id2" draw:style-name="a2" draw:name="Wykres 1" svg:x="0.38542in" svg:y="0.1354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/>
          <table:table-cell office:value-type="float" office:value="-2" table:style-name="ce1">
            <text:p>-2</text:p>
          </table:table-cell>
          <table:table-cell office:value-type="float" office:value="0.11920292202211755" table:formula="of:=1/(1+EXP(-[.B5]))" table:style-name="ce2">
            <text:p>0,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1" table:style-name="ce1">
            <text:p>-1</text:p>
          </table:table-cell>
          <table:table-cell office:value-type="float" office:value="0.2689414213699951" table:formula="of:=1/(1+EXP(-[.B6]))" table:style-name="ce2">
            <text:p>0,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.5" table:formula="of:=1/(1+EXP(-[.B7]))" table:style-name="ce2">
            <text:p>0,5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.7310585786300049" table:formula="of:=1/(1+EXP(-[.B8]))" table:style-name="ce2">
            <text:p>0,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.88079707797788231" table:formula="of:=1/(1+EXP(-[.B9]))" table:style-name="ce2">
            <text:p>0,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.95257412682243336" table:formula="of:=1/(1+EXP(-[.B10]))" table:style-name="ce2">
            <text:p>0,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.98201379003790845" table:formula="of:=1/(1+EXP(-[.B11]))" table:style-name="ce2">
            <text:p>0,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.99330714907571527" table:formula="of:=1/(1+EXP(-[.B12]))" table:style-name="ce2">
            <text:p>0,99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Tanh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-5" table:style-name="ce1">
            <text:p>-5</text:p>
          </table:table-cell>
          <table:table-cell office:value-type="float" office:value="-147.4131591025766" table:formula="of:=1 - EXP(-[.B2])" table:style-name="ce1">
            <text:p>-147,4131591</text:p>
          </table:table-cell>
          <table:table-cell office:value-type="float" office:value="149.4131591025766" table:formula="of:=1+EXP(-[.B2])" table:style-name="ce1">
            <text:p>149,4131591</text:p>
          </table:table-cell>
          <table:table-cell office:value-type="float" office:value="-0.98661429815143031" table:formula="of:=[.C2]/[.D2]" table:style-name="ce2">
            <text:p>-0,99</text:p>
          </table:table-cell>
          <table:table-cell/>
          <table:table-cell table:style-name="ce1">
            <draw:frame draw:z-index="1" draw:id="id3" draw:style-name="a3" draw:name="Wykres 1" svg:x="0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float" office:value="-4" table:style-name="ce1">
            <text:p>-4</text:p>
          </table:table-cell>
          <table:table-cell office:value-type="float" office:value="-53.598150033144236" table:formula="of:=1 - EXP(-[.B3])" table:style-name="ce1">
            <text:p>-53,59815003</text:p>
          </table:table-cell>
          <table:table-cell office:value-type="float" office:value="55.598150033144236" table:formula="of:=1+EXP(-[.B3])" table:style-name="ce1">
            <text:p>55,59815003</text:p>
          </table:table-cell>
          <table:table-cell office:value-type="float" office:value="-0.9640275800758169" table:formula="of:=[.C3]/[.D3]" table:style-name="ce2">
            <text:p>-0,9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3" table:style-name="ce1">
            <text:p>-3</text:p>
          </table:table-cell>
          <table:table-cell office:value-type="float" office:value="-19.085536923187668" table:formula="of:=1 - EXP(-[.B4])" table:style-name="ce1">
            <text:p>-19,08553692</text:p>
          </table:table-cell>
          <table:table-cell office:value-type="float" office:value="21.085536923187668" table:formula="of:=1+EXP(-[.B4])" table:style-name="ce1">
            <text:p>21,08553692</text:p>
          </table:table-cell>
          <table:table-cell office:value-type="float" office:value="-0.9051482536448664" table:formula="of:=[.C4]/[.D4]" table:style-name="ce2">
            <text:p>-0,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2" table:style-name="ce1">
            <text:p>-2</text:p>
          </table:table-cell>
          <table:table-cell office:value-type="float" office:value="-6.3890560989306504" table:formula="of:=1 - EXP(-[.B5])" table:style-name="ce1">
            <text:p>-6,389056099</text:p>
          </table:table-cell>
          <table:table-cell office:value-type="float" office:value="8.3890560989306504" table:formula="of:=1+EXP(-[.B5])" table:style-name="ce1">
            <text:p>8,389056099</text:p>
          </table:table-cell>
          <table:table-cell office:value-type="float" office:value="-0.76159415595576485" table:formula="of:=[.C5]/[.D5]" table:style-name="ce2">
            <text:p>-0,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1" table:style-name="ce1">
            <text:p>-1</text:p>
          </table:table-cell>
          <table:table-cell office:value-type="float" office:value="-1.7182818284590451" table:formula="of:=1 - EXP(-[.B6])" table:style-name="ce1">
            <text:p>-1,718281828</text:p>
          </table:table-cell>
          <table:table-cell office:value-type="float" office:value="3.7182818284590451" table:formula="of:=1+EXP(-[.B6])" table:style-name="ce1">
            <text:p>3,718281828</text:p>
          </table:table-cell>
          <table:table-cell office:value-type="float" office:value="-0.46211715726000974" table:formula="of:=[.C6]/[.D6]" table:style-name="ce2">
            <text:p>-0,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formula="of:=1 - EXP(-[.B7])" table:style-name="ce1">
            <text:p>0</text:p>
          </table:table-cell>
          <table:table-cell office:value-type="float" office:value="2" table:formula="of:=1+EXP(-[.B7])" table:style-name="ce1">
            <text:p>2</text:p>
          </table:table-cell>
          <table:table-cell office:value-type="float" office:value="0" table:formula="of:=[.C7]/[.D7]" table:style-name="ce2">
            <text:p>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.63212055882855767" table:formula="of:=1 - EXP(-[.B8])" table:style-name="ce1">
            <text:p>0,632120559</text:p>
          </table:table-cell>
          <table:table-cell office:value-type="float" office:value="1.3678794411714423" table:formula="of:=1+EXP(-[.B8])" table:style-name="ce1">
            <text:p>1,367879441</text:p>
          </table:table-cell>
          <table:table-cell office:value-type="float" office:value="0.46211715726000974" table:formula="of:=[.C8]/[.D8]" table:style-name="ce2">
            <text:p>0,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.8646647167633873" table:formula="of:=1 - EXP(-[.B9])" table:style-name="ce1">
            <text:p>0,864664717</text:p>
          </table:table-cell>
          <table:table-cell office:value-type="float" office:value="1.1353352832366128" table:formula="of:=1+EXP(-[.B9])" table:style-name="ce1">
            <text:p>1,135335283</text:p>
          </table:table-cell>
          <table:table-cell office:value-type="float" office:value="0.76159415595576485" table:formula="of:=[.C9]/[.D9]" table:style-name="ce2">
            <text:p>0,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.95021293163213605" table:formula="of:=1 - EXP(-[.B10])" table:style-name="ce1">
            <text:p>0,950212932</text:p>
          </table:table-cell>
          <table:table-cell office:value-type="float" office:value="1.0497870683678638" table:formula="of:=1+EXP(-[.B10])" table:style-name="ce1">
            <text:p>1,049787068</text:p>
          </table:table-cell>
          <table:table-cell office:value-type="float" office:value="0.90514825364486651" table:formula="of:=[.C10]/[.D10]" table:style-name="ce2">
            <text:p>0,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.98168436111126578" table:formula="of:=1 - EXP(-[.B11])" table:style-name="ce1">
            <text:p>0,981684361</text:p>
          </table:table-cell>
          <table:table-cell office:value-type="float" office:value="1.0183156388887342" table:formula="of:=1+EXP(-[.B11])" table:style-name="ce1">
            <text:p>1,018315639</text:p>
          </table:table-cell>
          <table:table-cell office:value-type="float" office:value="0.96402758007581679" table:formula="of:=[.C11]/[.D11]" table:style-name="ce2">
            <text:p>0,9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.99326205300091452" table:formula="of:=1 - EXP(-[.B12])" table:style-name="ce1">
            <text:p>0,993262053</text:p>
          </table:table-cell>
          <table:table-cell office:value-type="float" office:value="1.0067379469990854" table:formula="of:=1+EXP(-[.B12])" table:style-name="ce1">
            <text:p>1,006737947</text:p>
          </table:table-cell>
          <table:table-cell office:value-type="float" office:value="0.98661429815143042" table:formula="of:=[.C12]/[.D12]" table:style-name="ce2">
            <text:p>0,9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rilld8</meta:initial-creator>
    <dc:creator>rilld8</dc:creator>
    <meta:creation-date>2017-12-27T11:56:57Z</meta:creation-date>
    <dc:date>2018-02-04T18:53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elekcja metodą ruletki</text:p>
        </chart:title>
        <chart:plot-area chart:style-name="Plt0">
          <chart:axis chart:dimension="x"/>
          <chart:axis chart:dimension="y"/>
          <chart:series chart:values-cell-range-address="Arkusz1.$D$5:.$D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6083cb" draw:end-color="#3e70ca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c55a1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unkcja ReLU</text:p>
        </chart:title>
        <chart:plot-area chart:style-name="Plt0">
          <chart:axis chart:dimension="y" chart:name="primary-y" chart:style-name="Axs0"/>
          <chart:axis chart:dimension="x" chart:name="primary-x" chart:style-name="Axs1">
            <chart:title chart:style-name="AT01">
              <text:p text:style-name="a1" text:class-names="" text:cond-style-name="">z</text:p>
            </chart:title>
            <chart:categories table:cell-range-address="ReLU.$B$3:.$B$12"/>
          </chart:axis>
          <chart:series chart:values-cell-range-address="ReLU.$C$3:.$C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2">
        <number:embedded-text number:position="1">.</number:embedded-text>
      </number:number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472c4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unkcja sigmoidalna</text:p>
        </chart:title>
        <chart:plot-area chart:style-name="Plt0">
          <chart:axis chart:dimension="y" chart:name="primary-y" chart:style-name="Axs0"/>
          <chart:axis chart:dimension="x" chart:name="primary-x" chart:style-name="Axs1">
            <chart:title chart:style-name="AT01">
              <text:p text:style-name="a1" text:class-names="" text:cond-style-name="">z</text:p>
            </chart:title>
            <chart:categories table:cell-range-address="Sigm.$B$2:.$B$12"/>
          </chart:axis>
          <chart:series chart:values-cell-range-address="Sigm.$C$2:.$C$12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2">
        <number:embedded-text number:position="1">.</number:embedded-text>
      </number:number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" chart:minimum="-1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472c4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4823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unkcja tanh</text:p>
        </chart:title>
        <chart:plot-area chart:style-name="Plt0">
          <chart:axis chart:dimension="y" chart:name="primary-y" chart:style-name="Axs0"/>
          <chart:axis chart:dimension="x" chart:name="primary-x" chart:style-name="Axs1">
            <chart:title chart:style-name="AT01">
              <text:p text:style-name="a1" text:class-names="" text:cond-style-name="">z</text:p>
            </chart:title>
            <chart:categories table:cell-range-address="Tanh.$B$2:.$B$12"/>
          </chart:axis>
          <chart:series chart:label-cell-address="Tanh.$E$2" chart:values-cell-range-address="Tanh.$E$2:.$E$12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